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9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7-0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4-01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2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3-02-0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11-01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5-0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3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1744" calcext:value-type="float">
            <text:p>42.8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77378461539" calcext:value-type="float">
            <text:p>42.977737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32462222222" calcext:value-type="float">
            <text:p>43.27324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08769032258" calcext:value-type="float">
            <text:p>43.370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97965" calcext:value-type="float">
            <text:p>43.3297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4952" calcext:value-type="float">
            <text:p>43.3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29496" calcext:value-type="float">
            <text:p>42.85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09475" calcext:value-type="float">
            <text:p>42.668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82325517241" calcext:value-type="float">
            <text:p>42.58823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64555" calcext:value-type="float">
            <text:p>42.5064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48283870968" calcext:value-type="float">
            <text:p>42.564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8904" calcext:value-type="float">
            <text:p>42.60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508175" calcext:value-type="float">
            <text:p>42.945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87712" calcext:value-type="float">
            <text:p>42.8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2250322581" calcext:value-type="float">
            <text:p>42.641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408925" calcext:value-type="float">
            <text:p>42.6240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4603870968" calcext:value-type="float">
            <text:p>42.668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00861935484" calcext:value-type="float">
            <text:p>42.280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36438709677" calcext:value-type="float">
            <text:p>41.813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55411612903" calcext:value-type="float">
            <text:p>41.655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6564137931" calcext:value-type="float">
            <text:p>41.746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2867096774" calcext:value-type="float">
            <text:p>42.0162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75527741936" calcext:value-type="float">
            <text:p>42.3875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19708387097" calcext:value-type="float">
            <text:p>42.831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6686451613" calcext:value-type="float">
            <text:p>43.0196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29597419355" calcext:value-type="float">
            <text:p>42.902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1704516129" calcext:value-type="float">
            <text:p>43.011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6495" calcext:value-type="float">
            <text:p>43.296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5216" calcext:value-type="float">
            <text:p>43.23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59318709677" calcext:value-type="float">
            <text:p>43.355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0007741936" calcext:value-type="float">
            <text:p>42.9240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822" calcext:value-type="float">
            <text:p>42.9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21" calcext:value-type="float">
            <text:p>42.95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84872727273" calcext:value-type="float">
            <text:p>42.9684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67405714286" calcext:value-type="float">
            <text:p>42.9367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57905454545" calcext:value-type="float">
            <text:p>42.93579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39054545455" calcext:value-type="float">
            <text:p>43.0239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43616" calcext:value-type="float">
            <text:p>42.9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51398709678" calcext:value-type="float">
            <text:p>43.11513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8379354839" calcext:value-type="float">
            <text:p>42.751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20756129032" calcext:value-type="float">
            <text:p>42.392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9532" calcext:value-type="float">
            <text:p>42.22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73322352941" calcext:value-type="float">
            <text:p>42.887332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15475" calcext:value-type="float">
            <text:p>42.86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59928" calcext:value-type="float">
            <text:p>42.71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211" calcext:value-type="float">
            <text:p>42.836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6252903226" calcext:value-type="float">
            <text:p>43.004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26534193548" calcext:value-type="float">
            <text:p>42.762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06180645161" calcext:value-type="float">
            <text:p>42.430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7463225806" calcext:value-type="float">
            <text:p>42.5227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02386666667" calcext:value-type="float">
            <text:p>42.3802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29778064516" calcext:value-type="float">
            <text:p>42.432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1243870968" calcext:value-type="float">
            <text:p>42.647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14098064516" calcext:value-type="float">
            <text:p>42.841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30002580645" calcext:value-type="float">
            <text:p>42.883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7232" calcext:value-type="float">
            <text:p>42.8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021775" calcext:value-type="float">
            <text:p>42.8902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19940645161" calcext:value-type="float">
            <text:p>42.771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7223225807" calcext:value-type="float">
            <text:p>42.711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1987096774" calcext:value-type="float">
            <text:p>42.455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61896" calcext:value-type="float">
            <text:p>42.10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06855" calcext:value-type="float">
            <text:p>42.060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052375" calcext:value-type="float">
            <text:p>42.2905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44665" calcext:value-type="float">
            <text:p>42.594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8224" calcext:value-type="float">
            <text:p>42.95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5665" calcext:value-type="float">
            <text:p>43.0135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86585" calcext:value-type="float">
            <text:p>43.368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14317419355" calcext:value-type="float">
            <text:p>43.631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761325" calcext:value-type="float">
            <text:p>43.3876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98704" calcext:value-type="float">
            <text:p>43.20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563825" calcext:value-type="float">
            <text:p>42.8256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26704" calcext:value-type="float">
            <text:p>42.75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12325" calcext:value-type="float">
            <text:p>42.8961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9297142857" calcext:value-type="float">
            <text:p>43.0349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23395" calcext:value-type="float">
            <text:p>43.102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06110967742" calcext:value-type="float">
            <text:p>43.2106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67152" calcext:value-type="float">
            <text:p>43.46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45175" calcext:value-type="float">
            <text:p>43.6194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1367483871" calcext:value-type="float">
            <text:p>44.0513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31824516129" calcext:value-type="float">
            <text:p>44.783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65378064516" calcext:value-type="float">
            <text:p>44.246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2126451613" calcext:value-type="float">
            <text:p>43.943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6262" calcext:value-type="float">
            <text:p>44.006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38871428571" calcext:value-type="float">
            <text:p>44.1638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743" calcext:value-type="float">
            <text:p>44.20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2502" calcext:value-type="float">
            <text:p>44.402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90728" calcext:value-type="float">
            <text:p>44.49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24005" calcext:value-type="float">
            <text:p>44.352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1783225807" calcext:value-type="float">
            <text:p>44.4551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00596129032" calcext:value-type="float">
            <text:p>44.550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28815483871" calcext:value-type="float">
            <text:p>44.882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32691612903" calcext:value-type="float">
            <text:p>44.8132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37550967742" calcext:value-type="float">
            <text:p>44.743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1780645161" calcext:value-type="float">
            <text:p>44.244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054" calcext:value-type="float">
            <text:p>43.866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75983448276" calcext:value-type="float">
            <text:p>43.7675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4708" calcext:value-type="float">
            <text:p>43.7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02016" calcext:value-type="float">
            <text:p>43.9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59729655172" calcext:value-type="float">
            <text:p>44.00597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4776" calcext:value-type="float">
            <text:p>44.0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4744" calcext:value-type="float">
            <text:p>43.85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7185" calcext:value-type="float">
            <text:p>43.8487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20381935484" calcext:value-type="float">
            <text:p>44.182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91241290323" calcext:value-type="float">
            <text:p>43.5791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8972903226" calcext:value-type="float">
            <text:p>42.8948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7398" calcext:value-type="float">
            <text:p>42.42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15048571429" calcext:value-type="float">
            <text:p>42.4115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4984516129" calcext:value-type="float">
            <text:p>42.584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6625" calcext:value-type="float">
            <text:p>42.63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1152" calcext:value-type="float">
            <text:p>42.47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9128" calcext:value-type="float">
            <text:p>42.2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766" calcext:value-type="float">
            <text:p>42.2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42562580645" calcext:value-type="float">
            <text:p>42.2642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010025" calcext:value-type="float">
            <text:p>41.950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99008" calcext:value-type="float">
            <text:p>41.97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7386666667" calcext:value-type="float">
            <text:p>42.8247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05552727273" calcext:value-type="float">
            <text:p>42.75055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5584" calcext:value-type="float">
            <text:p>42.6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8012" calcext:value-type="float">
            <text:p>42.7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6114285714" calcext:value-type="float">
            <text:p>43.318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25778064516" calcext:value-type="float">
            <text:p>43.042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8856774194" calcext:value-type="float">
            <text:p>42.9248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82348387097" calcext:value-type="float">
            <text:p>42.65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94665806452" calcext:value-type="float">
            <text:p>42.7794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0212137931" calcext:value-type="float">
            <text:p>42.7402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74423529412" calcext:value-type="float">
            <text:p>42.7374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6534" calcext:value-type="float">
            <text:p>43.89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75563870968" calcext:value-type="float">
            <text:p>43.8175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3507096774" calcext:value-type="float">
            <text:p>44.052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4296774194" calcext:value-type="float">
            <text:p>44.22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5776" calcext:value-type="float">
            <text:p>44.4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28898461539" calcext:value-type="float">
            <text:p>43.812889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76472" calcext:value-type="float">
            <text:p>43.55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36761290323" calcext:value-type="float">
            <text:p>43.423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39988965517" calcext:value-type="float">
            <text:p>43.5039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214" calcext:value-type="float">
            <text:p>43.622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13969032258" calcext:value-type="float">
            <text:p>43.721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0109090909" calcext:value-type="float">
            <text:p>43.833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81126956522" calcext:value-type="float">
            <text:p>43.938112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82128" calcext:value-type="float">
            <text:p>43.96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16225" calcext:value-type="float">
            <text:p>43.970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28655483871" calcext:value-type="float">
            <text:p>43.992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16281290323" calcext:value-type="float">
            <text:p>43.8016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35853913044" calcext:value-type="float">
            <text:p>43.893585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9131034483" calcext:value-type="float">
            <text:p>43.0409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82715" calcext:value-type="float">
            <text:p>42.558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482" calcext:value-type="float">
            <text:p>42.3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301525" calcext:value-type="float">
            <text:p>42.4130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5553548387" calcext:value-type="float">
            <text:p>42.592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46201290323" calcext:value-type="float">
            <text:p>42.594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2344" calcext:value-type="float">
            <text:p>42.69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2225" calcext:value-type="float">
            <text:p>42.547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0237419355" calcext:value-type="float">
            <text:p>42.653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802075" calcext:value-type="float">
            <text:p>42.838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5623225807" calcext:value-type="float">
            <text:p>42.5745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68534193548" calcext:value-type="float">
            <text:p>42.076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96701935484" calcext:value-type="float">
            <text:p>41.999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0633" calcext:value-type="float">
            <text:p>41.640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2957142857" calcext:value-type="float">
            <text:p>41.3912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232625" calcext:value-type="float">
            <text:p>41.472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1723870968" calcext:value-type="float">
            <text:p>41.507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73128" calcext:value-type="float">
            <text:p>41.8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4996129032" calcext:value-type="float">
            <text:p>41.9744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08225" calcext:value-type="float">
            <text:p>41.8060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34642580645" calcext:value-type="float">
            <text:p>42.023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12895483871" calcext:value-type="float">
            <text:p>42.051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00921290323" calcext:value-type="float">
            <text:p>42.180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94905806452" calcext:value-type="float">
            <text:p>42.2094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4007483871" calcext:value-type="float">
            <text:p>42.314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736" calcext:value-type="float">
            <text:p>42.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264175" calcext:value-type="float">
            <text:p>42.4726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60198709677" calcext:value-type="float">
            <text:p>42.536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56781935484" calcext:value-type="float">
            <text:p>42.8256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0890322581" calcext:value-type="float">
            <text:p>43.07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72425" calcext:value-type="float">
            <text:p>43.5137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6219354839" calcext:value-type="float">
            <text:p>43.309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4765" calcext:value-type="float">
            <text:p>43.20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34092307692" calcext:value-type="float">
            <text:p>43.1034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9316129032" calcext:value-type="float">
            <text:p>42.763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8512" calcext:value-type="float">
            <text:p>42.52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30465" calcext:value-type="float">
            <text:p>42.6630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1583483871" calcext:value-type="float">
            <text:p>42.7315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41128" calcext:value-type="float">
            <text:p>42.91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7859" calcext:value-type="float">
            <text:p>43.067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02872258065" calcext:value-type="float">
            <text:p>43.200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376325" calcext:value-type="float">
            <text:p>43.0637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30325" calcext:value-type="float">
            <text:p>43.31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0170322581" calcext:value-type="float">
            <text:p>43.644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0075" calcext:value-type="float">
            <text:p>43.8210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2432516129" calcext:value-type="float">
            <text:p>43.502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5519" calcext:value-type="float">
            <text:p>43.395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2835862069" calcext:value-type="float">
            <text:p>43.7322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0456" calcext:value-type="float">
            <text:p>43.7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17264516129" calcext:value-type="float">
            <text:p>43.80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84237419355" calcext:value-type="float">
            <text:p>43.9484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42996129032" calcext:value-type="float">
            <text:p>44.184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48198709677" calcext:value-type="float">
            <text:p>44.364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45035" calcext:value-type="float">
            <text:p>44.414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38255" calcext:value-type="float">
            <text:p>44.323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6549677419" calcext:value-type="float">
            <text:p>44.409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400975" calcext:value-type="float">
            <text:p>44.2740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14201290323" calcext:value-type="float">
            <text:p>43.661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64915" calcext:value-type="float">
            <text:p>43.5564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83" calcext:value-type="float">
            <text:p>43.5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7413333333" calcext:value-type="float">
            <text:p>43.5657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4004" calcext:value-type="float">
            <text:p>43.97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81595" calcext:value-type="float">
            <text:p>43.948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065975" calcext:value-type="float">
            <text:p>44.140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2408516129" calcext:value-type="float">
            <text:p>44.072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5455" calcext:value-type="float">
            <text:p>44.369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2376774194" calcext:value-type="float">
            <text:p>43.8362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17325" calcext:value-type="float">
            <text:p>43.677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34408275862" calcext:value-type="float">
            <text:p>43.6634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87475" calcext:value-type="float">
            <text:p>43.5748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8446451613" calcext:value-type="float">
            <text:p>43.665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8709677419" calcext:value-type="float">
            <text:p>43.85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7202" calcext:value-type="float">
            <text:p>43.907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9343483871" calcext:value-type="float">
            <text:p>43.859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1116" calcext:value-type="float">
            <text:p>43.9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5667096774" calcext:value-type="float">
            <text:p>43.8755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75620645161" calcext:value-type="float">
            <text:p>43.887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12615" calcext:value-type="float">
            <text:p>43.621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78472258065" calcext:value-type="float">
            <text:p>42.7278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56265806452" calcext:value-type="float">
            <text:p>42.535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226075" calcext:value-type="float">
            <text:p>42.472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417575" calcext:value-type="float">
            <text:p>42.554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83158709677" calcext:value-type="float">
            <text:p>42.6183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237225" calcext:value-type="float">
            <text:p>42.6023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94087741936" calcext:value-type="float">
            <text:p>42.7594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371" calcext:value-type="float">
            <text:p>42.592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5641" calcext:value-type="float">
            <text:p>42.085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42967741936" calcext:value-type="float">
            <text:p>42.244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56585" calcext:value-type="float">
            <text:p>42.225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0792516129" calcext:value-type="float">
            <text:p>41.810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107" calcext:value-type="float">
            <text:p>41.242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7105" calcext:value-type="float">
            <text:p>41.117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7429677419" calcext:value-type="float">
            <text:p>41.303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7486451613" calcext:value-type="float">
            <text:p>41.3737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71815" calcext:value-type="float">
            <text:p>41.457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29558709678" calcext:value-type="float">
            <text:p>41.64295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795975" calcext:value-type="float">
            <text:p>41.587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29904516129" calcext:value-type="float">
            <text:p>41.722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40082580645" calcext:value-type="float">
            <text:p>41.804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51029677419" calcext:value-type="float">
            <text:p>40.755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633575" calcext:value-type="float">
            <text:p>40.7863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51655172414" calcext:value-type="float">
            <text:p>40.9351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49187692308" calcext:value-type="float">
            <text:p>41.05491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403" calcext:value-type="float">
            <text:p>41.324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8322580645" calcext:value-type="float">
            <text:p>41.538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943475" calcext:value-type="float">
            <text:p>41.959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1224" calcext:value-type="float">
            <text:p>42.0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8016" calcext:value-type="float">
            <text:p>41.5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835075" calcext:value-type="float">
            <text:p>41.668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76407741936" calcext:value-type="float">
            <text:p>41.567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02275" calcext:value-type="float">
            <text:p>41.7110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16082580645" calcext:value-type="float">
            <text:p>41.651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8849032258" calcext:value-type="float">
            <text:p>41.5298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0271428572" calcext:value-type="float">
            <text:p>41.47402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25255" calcext:value-type="float">
            <text:p>41.542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1964" calcext:value-type="float">
            <text:p>41.6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1232" calcext:value-type="float">
            <text:p>41.77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22125" calcext:value-type="float">
            <text:p>41.775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43032258065" calcext:value-type="float">
            <text:p>41.804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4065" calcext:value-type="float">
            <text:p>41.733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0935" calcext:value-type="float">
            <text:p>41.77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67544" calcext:value-type="float">
            <text:p>41.64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7575" calcext:value-type="float">
            <text:p>41.55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89948387097" calcext:value-type="float">
            <text:p>41.118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989625" calcext:value-type="float">
            <text:p>41.0798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86936" calcext:value-type="float">
            <text:p>41.0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03138064516" calcext:value-type="float">
            <text:p>40.930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8263225806" calcext:value-type="float">
            <text:p>40.8768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7216" calcext:value-type="float">
            <text:p>40.9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06260645161" calcext:value-type="float">
            <text:p>40.9706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58616" calcext:value-type="float">
            <text:p>41.00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55138064516" calcext:value-type="float">
            <text:p>40.6255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45538064516" calcext:value-type="float">
            <text:p>40.5645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6584" calcext:value-type="float">
            <text:p>40.37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95225806452" calcext:value-type="float">
            <text:p>40.17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2384" calcext:value-type="float">
            <text:p>39.9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42830967742" calcext:value-type="float">
            <text:p>39.824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9537142857" calcext:value-type="float">
            <text:p>39.7979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5231483871" calcext:value-type="float">
            <text:p>39.915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5850322581" calcext:value-type="float">
            <text:p>40.187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27968" calcext:value-type="float">
            <text:p>40.5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97298064516" calcext:value-type="float">
            <text:p>40.829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75424" calcext:value-type="float">
            <text:p>41.34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86934193548" calcext:value-type="float">
            <text:p>41.558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5427096774" calcext:value-type="float">
            <text:p>41.778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59408" calcext:value-type="float">
            <text:p>42.0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90105806452" calcext:value-type="float">
            <text:p>42.1790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96392" calcext:value-type="float">
            <text:p>41.96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2687" calcext:value-type="float">
            <text:p>42.072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0867862069" calcext:value-type="float">
            <text:p>42.10086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5592516129" calcext:value-type="float">
            <text:p>42.115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51470967742" calcext:value-type="float">
            <text:p>42.165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7664" calcext:value-type="float">
            <text:p>42.12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2180645161" calcext:value-type="float">
            <text:p>42.278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4465" calcext:value-type="float">
            <text:p>42.053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235375" calcext:value-type="float">
            <text:p>41.6923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01969032258" calcext:value-type="float">
            <text:p>41.740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6625" calcext:value-type="float">
            <text:p>41.495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0512" calcext:value-type="float">
            <text:p>41.1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44136" calcext:value-type="float">
            <text:p>41.1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4115862069" calcext:value-type="float">
            <text:p>41.3274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1968571429" calcext:value-type="float">
            <text:p>41.47119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41646451613" calcext:value-type="float">
            <text:p>41.654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53385806452" calcext:value-type="float">
            <text:p>41.7553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8273" calcext:value-type="float">
            <text:p>41.808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7519483871" calcext:value-type="float">
            <text:p>41.457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120325" calcext:value-type="float">
            <text:p>41.631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061625" calcext:value-type="float">
            <text:p>43.0306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363025" calcext:value-type="float">
            <text:p>43.5236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0552727273" calcext:value-type="float">
            <text:p>42.30605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99570909091" calcext:value-type="float">
            <text:p>41.8899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0891" calcext:value-type="float">
            <text:p>42.180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41025" calcext:value-type="float">
            <text:p>41.763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85938064516" calcext:value-type="float">
            <text:p>42.408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8436129032" calcext:value-type="float">
            <text:p>42.440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88176551724" calcext:value-type="float">
            <text:p>42.61881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869" calcext:value-type="float">
            <text:p>42.766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55971612903" calcext:value-type="float">
            <text:p>42.865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30461935484" calcext:value-type="float">
            <text:p>43.103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5362" calcext:value-type="float">
            <text:p>44.425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52704516129" calcext:value-type="float">
            <text:p>44.725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852025" calcext:value-type="float">
            <text:p>44.548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2065" calcext:value-type="float">
            <text:p>44.324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40619354839" calcext:value-type="float">
            <text:p>44.544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4594" calcext:value-type="float">
            <text:p>43.614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55677419355" calcext:value-type="float">
            <text:p>43.195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17325" calcext:value-type="float">
            <text:p>43.296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83277241379" calcext:value-type="float">
            <text:p>43.21832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15975" calcext:value-type="float">
            <text:p>43.261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89161290323" calcext:value-type="float">
            <text:p>43.43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49481290323" calcext:value-type="float">
            <text:p>43.694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72789677419" calcext:value-type="float">
            <text:p>43.687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50116129032" calcext:value-type="float">
            <text:p>43.78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76005" calcext:value-type="float">
            <text:p>44.0476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117375" calcext:value-type="float">
            <text:p>43.6811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9739354839" calcext:value-type="float">
            <text:p>43.839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19" calcext:value-type="float">
            <text:p>43.81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47752258064" calcext:value-type="float">
            <text:p>43.2947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272175" calcext:value-type="float">
            <text:p>43.112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364325" calcext:value-type="float">
            <text:p>42.103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82939354839" calcext:value-type="float">
            <text:p>41.828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04576" calcext:value-type="float">
            <text:p>41.7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42802580645" calcext:value-type="float">
            <text:p>41.694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2768" calcext:value-type="float">
            <text:p>41.55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62642580645" calcext:value-type="float">
            <text:p>41.5662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55181935484" calcext:value-type="float">
            <text:p>41.5455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56712" calcext:value-type="float">
            <text:p>42.22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15969032258" calcext:value-type="float">
            <text:p>41.5115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01848" calcext:value-type="float">
            <text:p>40.9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21992258065" calcext:value-type="float">
            <text:p>40.9721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81073103448" calcext:value-type="float">
            <text:p>41.00810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3427096774" calcext:value-type="float">
            <text:p>40.940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1427096774" calcext:value-type="float">
            <text:p>40.864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46528" calcext:value-type="float">
            <text:p>40.8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45821935484" calcext:value-type="float">
            <text:p>40.914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5316" calcext:value-type="float">
            <text:p>40.75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8059354839" calcext:value-type="float">
            <text:p>41.352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63501935484" calcext:value-type="float">
            <text:p>42.106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1736" calcext:value-type="float">
            <text:p>42.10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9065806452" calcext:value-type="float">
            <text:p>41.346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842" calcext:value-type="float">
            <text:p>40.6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39174193548" calcext:value-type="float">
            <text:p>40.68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45114285714" calcext:value-type="float">
            <text:p>40.994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2526451613" calcext:value-type="float">
            <text:p>41.2152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86067096774" calcext:value-type="float">
            <text:p>41.528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79904" calcext:value-type="float">
            <text:p>42.1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492525" calcext:value-type="float">
            <text:p>42.4549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98856" calcext:value-type="float">
            <text:p>41.95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4090322581" calcext:value-type="float">
            <text:p>41.446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4056774194" calcext:value-type="float">
            <text:p>42.132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776" calcext:value-type="float">
            <text:p>41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62758709677" calcext:value-type="float">
            <text:p>41.5362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3648" calcext:value-type="float">
            <text:p>40.73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8732903226" calcext:value-type="float">
            <text:p>40.797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24134285714" calcext:value-type="float">
            <text:p>40.9724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61489032258" calcext:value-type="float">
            <text:p>41.3561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90632258065" calcext:value-type="float">
            <text:p>41.789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80336" calcext:value-type="float">
            <text:p>42.12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04500645161" calcext:value-type="float">
            <text:p>42.6104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2188" calcext:value-type="float">
            <text:p>42.6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5589677419" calcext:value-type="float">
            <text:p>42.879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23687741936" calcext:value-type="float">
            <text:p>43.582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9744" calcext:value-type="float">
            <text:p>44.16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495" calcext:value-type="float">
            <text:p>43.4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90408" calcext:value-type="float">
            <text:p>42.71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4846451613" calcext:value-type="float">
            <text:p>41.547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3694285714" calcext:value-type="float">
            <text:p>41.3823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09298064516" calcext:value-type="float">
            <text:p>42.8109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92518709678" calcext:value-type="float">
            <text:p>43.24925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78296" calcext:value-type="float">
            <text:p>43.79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43341935484" calcext:value-type="float">
            <text:p>44.264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50984" calcext:value-type="float">
            <text:p>42.87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48327741936" calcext:value-type="float">
            <text:p>43.484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6033548387" calcext:value-type="float">
            <text:p>43.357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102" calcext:value-type="float">
            <text:p>41.96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12139354839" calcext:value-type="float">
            <text:p>42.331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8411034483" calcext:value-type="float">
            <text:p>42.08384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3942068966" calcext:value-type="float">
            <text:p>41.85839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89671111111" calcext:value-type="float">
            <text:p>42.16896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202" calcext:value-type="float">
            <text:p>44.10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94752" calcext:value-type="float">
            <text:p>43.9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17380645161" calcext:value-type="float">
            <text:p>43.771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19832" calcext:value-type="float">
            <text:p>43.4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64864516129" calcext:value-type="float">
            <text:p>43.786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22469677419" calcext:value-type="float">
            <text:p>43.8122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54248" calcext:value-type="float">
            <text:p>43.50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5546666667" calcext:value-type="float">
            <text:p>43.6385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74154285714" calcext:value-type="float">
            <text:p>44.4174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23699310345" calcext:value-type="float">
            <text:p>44.9223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97538064516" calcext:value-type="float">
            <text:p>44.069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09677419355" calcext:value-type="float">
            <text:p>44.49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30265806452" calcext:value-type="float">
            <text:p>44.593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3088" calcext:value-type="float">
            <text:p>44.10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1165714286" calcext:value-type="float">
            <text:p>44.4211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921" calcext:value-type="float">
            <text:p>45.976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28344" calcext:value-type="float">
            <text:p>45.8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9783225806" calcext:value-type="float">
            <text:p>43.9979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91328" calcext:value-type="float">
            <text:p>43.70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0404" calcext:value-type="float">
            <text:p>44.3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8656" calcext:value-type="float">
            <text:p>45.4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64895483871" calcext:value-type="float">
            <text:p>45.556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62521290323" calcext:value-type="float">
            <text:p>45.746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08352" calcext:value-type="float">
            <text:p>45.95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20985806452" calcext:value-type="float">
            <text:p>46.312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61304" calcext:value-type="float">
            <text:p>46.3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14727741936" calcext:value-type="float">
            <text:p>47.0814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51225806452" calcext:value-type="float">
            <text:p>46.88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8496" calcext:value-type="float">
            <text:p>46.4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0616774194" calcext:value-type="float">
            <text:p>45.476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0536" calcext:value-type="float">
            <text:p>44.4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4709677419" calcext:value-type="float">
            <text:p>44.080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21705714286" calcext:value-type="float">
            <text:p>44.4721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8343225807" calcext:value-type="float">
            <text:p>44.7508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48010322581" calcext:value-type="float">
            <text:p>45.344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94552" calcext:value-type="float">
            <text:p>46.33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83741935484" calcext:value-type="float">
            <text:p>46.108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24928" calcext:value-type="float">
            <text:p>46.4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84774193548" calcext:value-type="float">
            <text:p>46.68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20972903226" calcext:value-type="float">
            <text:p>47.162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7412" calcext:value-type="float">
            <text:p>46.85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8625" calcext:value-type="float">
            <text:p>45.762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09352" calcext:value-type="float">
            <text:p>45.48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7052903226" calcext:value-type="float">
            <text:p>45.549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98190344828" calcext:value-type="float">
            <text:p>45.76981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95489032258" calcext:value-type="float">
            <text:p>45.699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70905806452" calcext:value-type="float">
            <text:p>45.867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3130322581" calcext:value-type="float">
            <text:p>45.631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43550967742" calcext:value-type="float">
            <text:p>45.734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30482857143" calcext:value-type="float">
            <text:p>45.9430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308" calcext:value-type="float">
            <text:p>46.53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4846451613" calcext:value-type="float">
            <text:p>46.119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76296" calcext:value-type="float">
            <text:p>46.00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4412903226" calcext:value-type="float">
            <text:p>45.342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70528" calcext:value-type="float">
            <text:p>46.11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85362580645" calcext:value-type="float">
            <text:p>46.0285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6737142857" calcext:value-type="float">
            <text:p>45.9396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52575483871" calcext:value-type="float">
            <text:p>45.605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31641290323" calcext:value-type="float">
            <text:p>45.423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84712" calcext:value-type="float">
            <text:p>45.57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50784516129" calcext:value-type="float">
            <text:p>45.475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1608" calcext:value-type="float">
            <text:p>46.21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77380645161" calcext:value-type="float">
            <text:p>46.057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1480516129" calcext:value-type="float">
            <text:p>45.791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71904" calcext:value-type="float">
            <text:p>45.89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0993548387" calcext:value-type="float">
            <text:p>44.659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396" calcext:value-type="float">
            <text:p>44.3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04534285714" calcext:value-type="float">
            <text:p>44.3404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33272258064" calcext:value-type="float">
            <text:p>44.6633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46815483871" calcext:value-type="float">
            <text:p>44.044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45310967742" calcext:value-type="float">
            <text:p>44.094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51592" calcext:value-type="float">
            <text:p>44.22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3220645161" calcext:value-type="float">
            <text:p>45.015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5749677419" calcext:value-type="float">
            <text:p>45.2935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482" calcext:value-type="float">
            <text:p>44.9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76567741936" calcext:value-type="float">
            <text:p>46.267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10824" calcext:value-type="float">
            <text:p>45.5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60918709677" calcext:value-type="float">
            <text:p>44.6360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4111428572" calcext:value-type="float">
            <text:p>44.92741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11865714286" calcext:value-type="float">
            <text:p>44.9811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93192258065" calcext:value-type="float">
            <text:p>44.599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76952" calcext:value-type="float">
            <text:p>44.9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74157419355" calcext:value-type="float">
            <text:p>45.0274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56768" calcext:value-type="float">
            <text:p>45.77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74214193548" calcext:value-type="float">
            <text:p>45.0974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3723870968" calcext:value-type="float">
            <text:p>44.6313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77368" calcext:value-type="float">
            <text:p>44.47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2888" calcext:value-type="float">
            <text:p>41.9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84221935484" calcext:value-type="float">
            <text:p>41.158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0593548387" calcext:value-type="float">
            <text:p>40.91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92495483871" calcext:value-type="float">
            <text:p>40.969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93664" calcext:value-type="float">
            <text:p>41.20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12789677419" calcext:value-type="float">
            <text:p>41.401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6848" calcext:value-type="float">
            <text:p>41.7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20585806452" calcext:value-type="float">
            <text:p>42.1820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35390967742" calcext:value-type="float">
            <text:p>42.253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40352" calcext:value-type="float">
            <text:p>42.3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0299354839" calcext:value-type="float">
            <text:p>42.0020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90704" calcext:value-type="float">
            <text:p>41.88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0810322581" calcext:value-type="float">
            <text:p>41.8700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75184516129" calcext:value-type="float">
            <text:p>42.137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51238709677" calcext:value-type="float">
            <text:p>42.225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41696" calcext:value-type="float">
            <text:p>42.45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9349677419" calcext:value-type="float">
            <text:p>42.458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30824" calcext:value-type="float">
            <text:p>42.4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29802857143" calcext:value-type="float">
            <text:p>43.1129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91710967742" calcext:value-type="float">
            <text:p>43.1191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0676" calcext:value-type="float">
            <text:p>43.00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3656774194" calcext:value-type="float">
            <text:p>42.955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94992" calcext:value-type="float">
            <text:p>42.11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63331612903" calcext:value-type="float">
            <text:p>41.8963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9988571429" calcext:value-type="float">
            <text:p>41.7919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6203826087" calcext:value-type="float">
            <text:p>42.116203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45861818182" calcext:value-type="float">
            <text:p>43.9445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9928" calcext:value-type="float">
            <text:p>46.2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63238709677" calcext:value-type="float">
            <text:p>48.016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16256" calcext:value-type="float">
            <text:p>48.26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0947096774" calcext:value-type="float">
            <text:p>48.100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29442758621" calcext:value-type="float">
            <text:p>48.4929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97656" calcext:value-type="float">
            <text:p>47.3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7416774194" calcext:value-type="float">
            <text:p>46.7257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74272" calcext:value-type="float">
            <text:p>46.87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99343157895" calcext:value-type="float">
            <text:p>47.279934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5004444444" calcext:value-type="float">
            <text:p>46.47850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4652903226" calcext:value-type="float">
            <text:p>47.4394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613728" calcext:value-type="float">
            <text:p>47.946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0486153846" calcext:value-type="float">
            <text:p>48.30704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69469473684" calcext:value-type="float">
            <text:p>49.646946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65" calcext:value-type="float">
            <text:p>49.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54916363636" calcext:value-type="float">
            <text:p>48.99549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0430769231" calcext:value-type="float">
            <text:p>47.9110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3987096774" calcext:value-type="float">
            <text:p>47.10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31310344828" calcext:value-type="float">
            <text:p>47.123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9303225807" calcext:value-type="float">
            <text:p>47.423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1125" calcext:value-type="float">
            <text:p>47.1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14533333333" calcext:value-type="float">
            <text:p>47.611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96" calcext:value-type="float">
            <text:p>48.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30311111111" calcext:value-type="float">
            <text:p>48.5230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4866666667" calcext:value-type="float">
            <text:p>47.9204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08177777778" calcext:value-type="float">
            <text:p>46.9008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7654545455" calcext:value-type="float">
            <text:p>46.8567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8290909091" calcext:value-type="float">
            <text:p>46.7078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08923076923" calcext:value-type="float">
            <text:p>47.290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0477419355" calcext:value-type="float">
            <text:p>46.274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16828387097" calcext:value-type="float">
            <text:p>45.861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46448" calcext:value-type="float">
            <text:p>46.1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548" calcext:value-type="float">
            <text:p>46.3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5248" calcext:value-type="float">
            <text:p>46.8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6876" calcext:value-type="float">
            <text:p>48.1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9988" calcext:value-type="float">
            <text:p>47.9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24738461539" calcext:value-type="float">
            <text:p>47.3424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62262857143" calcext:value-type="float">
            <text:p>46.9862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07873684211" calcext:value-type="float">
            <text:p>48.6107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90085714286" calcext:value-type="float">
            <text:p>48.129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38870769231" calcext:value-type="float">
            <text:p>47.04388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26784" calcext:value-type="float">
            <text:p>47.6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5938823529" calcext:value-type="float">
            <text:p>47.311593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11697142857" calcext:value-type="float">
            <text:p>47.2411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39548387097" calcext:value-type="float">
            <text:p>46.513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62967741936" calcext:value-type="float">
            <text:p>46.81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0208" calcext:value-type="float">
            <text:p>47.1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30864516129" calcext:value-type="float">
            <text:p>47.06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13472" calcext:value-type="float">
            <text:p>47.76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74864516129" calcext:value-type="float">
            <text:p>47.97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40553846154" calcext:value-type="float">
            <text:p>47.3940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99882352941" calcext:value-type="float">
            <text:p>45.84998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0894285714" calcext:value-type="float">
            <text:p>45.6190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6583225806" calcext:value-type="float">
            <text:p>44.8666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40819310345" calcext:value-type="float">
            <text:p>44.90408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50328" calcext:value-type="float">
            <text:p>43.9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79538064516" calcext:value-type="float">
            <text:p>44.9079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335744" calcext:value-type="float">
            <text:p>45.94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5111578947" calcext:value-type="float">
            <text:p>43.994511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3622068966" calcext:value-type="float">
            <text:p>43.88836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946656" calcext:value-type="float">
            <text:p>44.469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0011428571" calcext:value-type="float">
            <text:p>45.0760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8496" calcext:value-type="float">
            <text:p>46.1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4524" calcext:value-type="float">
            <text:p>45.5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29005714286" calcext:value-type="float">
            <text:p>42.6929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16418064516" calcext:value-type="float">
            <text:p>42.4116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23605714286" calcext:value-type="float">
            <text:p>42.1823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1656774194" calcext:value-type="float">
            <text:p>42.117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27465806452" calcext:value-type="float">
            <text:p>42.352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0672" calcext:value-type="float">
            <text:p>42.4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90789677419" calcext:value-type="float">
            <text:p>42.8490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57264" calcext:value-type="float">
            <text:p>43.8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56929032258" calcext:value-type="float">
            <text:p>44.56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0576" calcext:value-type="float">
            <text:p>44.7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64699354839" calcext:value-type="float">
            <text:p>43.236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46637241379" calcext:value-type="float">
            <text:p>41.3346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91904516129" calcext:value-type="float">
            <text:p>41.799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92037142857" calcext:value-type="float">
            <text:p>42.17920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4707096774" calcext:value-type="float">
            <text:p>41.964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3223225807" calcext:value-type="float">
            <text:p>42.559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7731428572" calcext:value-type="float">
            <text:p>42.87077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54837142857" calcext:value-type="float">
            <text:p>42.8954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41248" calcext:value-type="float">
            <text:p>43.26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46185806452" calcext:value-type="float">
            <text:p>43.614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19636" calcext:value-type="float">
            <text:p>44.361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08912" calcext:value-type="float">
            <text:p>44.6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6332903226" calcext:value-type="float">
            <text:p>44.211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2733" calcext:value-type="float">
            <text:p>41.932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886" calcext:value-type="float">
            <text:p>42.94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58510769231" calcext:value-type="float">
            <text:p>42.94585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80768571429" calcext:value-type="float">
            <text:p>43.1780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9752" calcext:value-type="float">
            <text:p>43.9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4548571429" calcext:value-type="float">
            <text:p>43.6624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67904" calcext:value-type="float">
            <text:p>43.9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2350841251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74" meta:object-count="0"/>
    <meta:user-defined meta:name="AppVersion">3.0</meta:user-defined>
  </office:meta>
</office:document-meta>
</file>